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imes New Roman1"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3"><text:span text:style-name="T1">projectID520ac57ca4059</text:span> </text:p>
      <text:p text:style-name="Standard"><text:s text:c="8"/>read the project forum page, note any issues proofers raised. </text:p>
      <text:p text:style-name="P2"><text:s text:c="4"/>Make a project folder, e.g. (Win) C:\dp\pp\bookname or (Mac/Linux) /dp/pp/bookname</text:p>
      <text:p text:style-name="P2"><text:s text:c="4"/>Download the text and images files and unpack in new folder:</text:p>
      <text:p text:style-name="P2"><text:s text:c="8"/>Text to bookname.txt.</text:p>
      <text:p text:style-name="P2"><text:s text:c="8"/>page images (nnn.png) in subfolder pngs</text:p>
      <text:p text:style-name="P2"><text:s text:c="8"/>hi-res illustration scans (imagenn.png) in subfolder originals</text:p>
      <text:p text:style-name="P2"><text:s text:c="8"/>empty subfolder images. </text:p>
      <text:p text:style-name="P2"><text:tab/></text:p>
      <text:p text:style-name="Standard"/>
      <text:p text:style-name="Standard">Check for guiguts updates</text:p>
      <text:p text:style-name="Standard"/>
      <text:p text:style-name="Standard">Check textfile for problematic proofernames</text:p>
      <text:p text:style-name="Standard"/>
      <text:p text:style-name="Standard"><text:s text:c="4"/>make sure file separators end in a hyphen</text:p>
      <text:p text:style-name="Standard"><text:s text:c="4"/>Search for:</text:p>
      <text:p text:style-name="Standard"/>
      <text:p text:style-name="Standard"><text:s text:c="4"/>(-----File(.*)[^-]$)</text:p>
      <text:p text:style-name="Standard"/>
      <text:p text:style-name="Standard"><text:s text:c="4"/>and replace with:</text:p>
      <text:p text:style-name="Standard"/>
      <text:p text:style-name="Standard"><text:s text:c="4"/>$1-----</text:p>
      <text:p text:style-name="Standard"/>
      <text:p text:style-name="Standard"><text:s text:c="4"/>check proofer names for problematic characters</text:p>
      <text:p text:style-name="Standard"><text:s text:c="4"/>Search for:</text:p>
      <text:p text:style-name="Standard"/>
      <text:p text:style-name="Standard"><text:s text:c="4"/>(-----File: [a-z0-9]+\.png.*)\.(.*\-+$)</text:p>
      <text:p text:style-name="Standard"/>
      <text:p text:style-name="Standard"><text:s text:c="4"/>and replace with:</text:p>
      <text:p text:style-name="Standard"/>
      <text:p text:style-name="Standard"><text:s text:c="4"/>$1_$2</text:p>
      <text:p text:style-name="Standard"/>
      <text:p text:style-name="Standard"><text:soft-page-break/><text:s text:c="4"/>if any of the page separators got changed:</text:p>
      <text:p text:style-name="Standard"><text:s text:c="8"/>save the file and close it</text:p>
      <text:p text:style-name="Standard"><text:s text:c="8"/>delete the corresponding .bin file</text:p>
      <text:p text:style-name="Standard"><text:s text:c="8"/>reopen the file and save it again </text:p>
      <text:p text:style-name="Standard"/>
      <text:p text:style-name="Standard"/>
      <text:p text:style-name="Standard">2. Sequential Inspection of Text (4-20 hr.)</text:p>
      <text:p text:style-name="Standard"/>
      <text:p text:style-name="Standard">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Standard"/>
      <text:p text:style-name="Standard">Either way, be sure to turn on automatic scanno highlighting before starting during this pass.</text:p>
      <text:p text:style-name="Standard"/>
      <text:p text:style-name="Standard">Check for:</text:p>
      <text:p text:style-name="Standard"/>
      <text:p text:style-name="Standard"><text:s text:c="4"/>Proper markup of &lt;i&gt;italic&lt;/i&gt; and &lt;b&gt;bold&lt;/b&gt;. </text:p>
      <text:p text:style-name="Standard"/>
      <text:p text:style-name="Standard"><text:s text:c="4"/>Watch for punctuation wrongly contained in markups, such as &lt;i&gt;(ibid.&lt;/i&gt; or &lt;b&gt;Subtopic.&lt;/b&gt;. </text:p>
      <text:p text:style-name="Standard"/>
      <text:p text:style-name="Standard"><text:s text:c="4"/>Proper markup of Greek and other transliterations (content check later)</text:p>
      <text:p text:style-name="Standard"><text:s text:c="4"/>Block material all marked in some fashion:</text:p>
      <text:p text:style-name="Standard"><text:s text:c="8"/>poetry, misc. tabular in /* */</text:p>
      <text:p text:style-name="Standard"><text:s text:c="8"/>block quotes in /# #/</text:p>
      <text:p text:style-name="Standard"><text:s text:c="8"/>Fix block markups that cross page boundaries now or in the next step </text:p>
      <text:p text:style-name="Standard"><text:s text:c="4"/>Figures properly in [Illustration: caption]</text:p>
      <text:p text:style-name="Standard"><text:s text:c="8"/>check: caption text agrees with List of Illustrations (if any)</text:p>
      <text:p text:style-name="Standard"><text:s text:c="8"/>consistent spelling, abbreviation, capitalization in captions </text:p>
      <text:p text:style-name="Standard"><text:s text:c="4"/>Fix Footnotes, Illustrations still inside a paragraph.</text:p>
      <text:p text:style-name="Standard"><text:s text:c="8"/>move outside paragraph to next or prior page as appropriate</text:p>
      <text:p text:style-name="Standard"><text:s text:c="8"/>don't worry about duplicate footnote number/symbol now</text:p>
      <text:p text:style-name="Standard"><text:s text:c="8"/>sidenotes handled later </text:p>
      <text:p text:style-name="Standard"><text:s text:c="4"/>Make notes of things that will need attention in the HTML:</text:p>
      <text:p text:style-name="Standard"><text:s text:c="8"/>Author cross-references like "(p. 150)" and "see page 222" that should become links.</text:p>
      <text:p text:style-name="Standard"><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 text:c="4"/>Use the Search menu to step through all /*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 text:c="8"/>apply specific indent value if desired</text:p>
      <text:p text:style-name="Standard"><text:s text:c="8"/>convert poetry from /*..*/ to /P..P/</text:p>
      <text:p text:style-name="Standard"><text:s text:c="8"/>make sure poetry line numbers are at least two spaces to the right of the line. </text:p>
      <text:p text:style-name="Standard"><text:s text:c="4"/>Use the Search menu to step through all /#..#/ blocks</text:p>
      <text:p text:style-name="Standard"><text:s text:c="8"/>check for a blank line before and after markup</text:p>
      <text:p text:style-name="Standard"><text:s text:c="8"/>make sure correct type of markup used</text:p>
      <text:p text:style-name="Standard"><text:s text:c="8"/>close-up where broken at page boundaries</text:p>
      <text:p text:style-name="Standard"><text:soft-page-break/><text:s text:c="8"/>check consistent indentation of block text</text:p>
      <text:p text:style-name="Standard"><text:s text:c="8"/>apply specific margin values if desired </text:p>
      <text:p text:style-name="Standard"><text:s text:c="4"/>Use Find Orphaned Brackets and Find Orphaned Markup to check and correct orphans of each type in turn. Do not omit the lowly parenthesis, often mis-scanned as curly-brace.</text:p>
      <text:p text:style-name="Standard"><text:s text:c="4"/>Use Search Menu, Search for Asterisks w/o slash, keep clicking "Search" to check all asterisks in document.</text:p>
      <text:p text:style-name="Standard"><text:s text:c="8"/>look for malformed thought-breaks (5 stars)</text:p>
      <text:p text:style-name="Standard"><text:s text:c="8"/>resolve proofer's notes, which are indicated by asterisks [** this is a proofer's note] </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oft-page-break/><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text:soft-page-break/>&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p text:style-name="Standard">**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text:soft-page-break/>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able Special Effects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Standard">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 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oft-page-break/><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oft-page-break/><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text:soft-page-break/>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5T22:05:29.70</dc:date>
    <dc:creator>Gemma Wright</dc:creator>
    <meta:editing-duration>PT41M31S</meta:editing-duration>
    <meta:editing-cycles>9</meta:editing-cycles>
    <meta:generator>OpenOffice/4.0.1$Win32 OpenOffice.org_project/401m5$Build-9714</meta:generator>
    <meta:document-statistic meta:table-count="0" meta:image-count="0" meta:object-count="0" meta:page-count="9" meta:paragraph-count="247" meta:word-count="3497" meta:character-count="22111"/>
  </office:meta>
</office:document-meta>
</file>